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5cm" fo:min-width="8.2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cm" fo:min-width="8.25cm"/>
      <style:paragraph-properties style:writing-mode="lr-tb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9.5cm" fo:min-width="8.25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draw:opacity="28%" draw:textarea-horizontal-align="justify" draw:textarea-vertical-align="middle" draw:auto-grow-height="false" fo:min-height="1.75cm" fo:min-width="8.25cm"/>
    </style:style>
    <style:style style:name="gr6" style:family="graphic" style:parent-style-name="standard">
      <style:graphic-properties draw:stroke="none" draw:opacity="28%" draw:textarea-horizontal-align="justify" draw:textarea-vertical-align="middle" draw:auto-grow-height="false" fo:min-height="2.7cm" fo:min-width="8.25cm"/>
    </style:style>
    <style:style style:name="gr7" style:family="graphic" style:parent-style-name="standard">
      <style:graphic-properties draw:stroke="none" draw:opacity="28%" draw:textarea-horizontal-align="justify" draw:textarea-vertical-align="middle" draw:auto-grow-height="false" fo:min-height="4.1cm" fo:min-width="8.25cm"/>
    </style:style>
    <style:style style:name="gr8" style:family="graphic" style:parent-style-name="standard">
      <style:graphic-properties draw:stroke="none" draw:opacity="28%" draw:textarea-horizontal-align="justify" draw:textarea-vertical-align="middle" draw:auto-grow-height="false" fo:min-height="0.95cm" fo:min-width="8.25cm"/>
    </style:style>
    <style:style style:name="gr9" style:family="graphic" style:parent-style-name="Arrow_20_Line" style:list-style-name="L1">
      <style:graphic-properties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776cm"/>
      <style:paragraph-properties style:writing-mode="lr-tb"/>
    </style:style>
    <style:style style:name="gr12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3.7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46cm"/>
      <style:paragraph-properties style:writing-mode="lr-tb"/>
    </style:style>
    <style:style style:name="gr18" style:family="graphic" style:parent-style-name="Arrow_20_Line" style:list-style-name="L1">
      <style:graphic-properties draw:textarea-vertical-align="middle"/>
      <style:paragraph-properties style:writing-mode="lr-tb"/>
    </style:style>
    <style:style style:name="gr19" style:family="graphic" style:parent-style-name="objectwithoutfill">
      <style:graphic-properties draw:marker-start="Arrowheads_20_13" draw:marker-end="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5cm" fo:min-width="0.12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28%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3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3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4pt"/>
    </style:style>
    <style:style style:name="P12" style:family="paragraph">
      <loext:graphic-properties draw:fill="none"/>
      <style:paragraph-properties fo:margin-top="0cm" fo:margin-bottom="0cm" fo:text-align="center" style:writing-mode="lr-tb"/>
    </style:style>
    <style:style style:name="P1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5cm" svg:height="3.75cm" svg:x="7cm" svg:y="6.45cm">
          <text:p text:style-name="P1">Surface Zon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75cm" svg:height="4.25cm" svg:x="7cm" svg:y="10.2cm">
          <text:p text:style-name="P1">Root Zon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75cm" svg:height="4.25cm" svg:x="7cm" svg:y="14.45cm">
          <text:p text:style-name="P1">Unsaturated Zon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75cm" svg:height="9.75cm" svg:x="7cm" svg:y="18.7cm">
          <text:p text:style-name="P1">Saturated Zon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cm" svg:y1="10.2cm" svg:x2="20cm" svg:y2="10.2cm">
          <text:p/>
        </draw:line>
        <draw:custom-shape draw:style-name="gr5" draw:text-style-name="P4" draw:layer="layout" svg:width="8.75cm" svg:height="2cm" svg:x="7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75cm" svg:height="2.95cm" svg:x="7cm" svg:y="11.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.75cm" svg:height="4.35cm" svg:x="7cm" svg:y="24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1" draw:id="id1" draw:layer="layout" svg:width="8.75cm" svg:height="1.2cm" svg:x="7cm" svg:y="8.95cm">
          <text:p/>
          <draw:enhanced-geometry svg:viewBox="0 0 21600 21600" draw:type="rectangle" draw:enhanced-path="M 0 0 L 21600 0 21600 21600 0 21600 0 0 Z N"/>
        </draw:custom-shape>
        <draw:measure draw:style-name="gr9" draw:text-style-name="P5" draw:layer="measurelines" svg:x1="5.65cm" svg:y1="16.7cm" svg:x2="5.65cm" svg:y2="18.7cm">
          <text:p text:style-name="P5"><text:span text:style-name="T1">Suz</text:span></text:p>
        </draw:measure>
        <draw:measure draw:style-name="gr10" draw:text-style-name="P5" draw:layer="layout" svg:x1="5.639cm" svg:y1="8.993cm" svg:x2="5.639cm" svg:y2="10.247cm">
          <text:p text:style-name="P5"><text:span text:style-name="T1">Suz</text:span></text:p>
        </draw:measure>
        <draw:measure draw:style-name="gr11" draw:text-style-name="P5" draw:layer="layout" svg:x1="4.25cm" svg:y1="14.5cm" svg:x2="4.25cm" svg:y2="24.2cm">
          <text:p text:style-name="P5"><text:span text:style-name="T1">Ssz</text:span></text:p>
        </draw:measure>
        <draw:connector draw:style-name="gr12" draw:text-style-name="P7" draw:layer="layout" draw:type="lines" svg:x1="15.75cm" svg:y1="9.55cm" svg:x2="15.75cm" svg:y2="12.325cm" draw:start-shape="id1" draw:start-glue-point="1" draw:end-shape="id2" svg:d="M15750 9550h500l1 2775h-501" svg:viewBox="0 0 502 2776">
          <text:p text:style-name="P6">r_sf_rz</text:p>
        </draw:connector>
        <draw:line draw:style-name="gr13" draw:text-style-name="P2" draw:layer="layout" svg:x1="15.75cm" svg:y1="27.25cm" svg:x2="19.25cm" svg:y2="27.25cm">
          <text:p text:style-name="P8">q_sz</text:p>
          <text:p text:style-name="P8"/>
        </draw:line>
        <draw:line draw:style-name="gr13" draw:text-style-name="P2" draw:layer="layout" svg:x1="15.75cm" svg:y1="9.227cm" svg:x2="19.25cm" svg:y2="9.227cm">
          <text:p text:style-name="P8">q_sf</text:p>
          <text:p text:style-name="P8"/>
        </draw:line>
        <draw:frame draw:style-name="gr14" draw:text-style-name="P9" draw:layer="layout" svg:width="14.25cm" svg:height="1.25cm" svg:x="1cm" svg:y="1cm">
          <draw:text-box>
            <text:p><text:span text:style-name="T2">Schematic of a Hill Slope HRU</text:span></text:p>
          </draw:text-box>
        </draw:frame>
        <draw:frame draw:style-name="gr15" draw:text-style-name="P10" draw:layer="layout" svg:width="3cm" svg:height="1.1cm" svg:x="1cm" svg:y="9.1cm">
          <draw:text-box>
            <text:p>Surface</text:p>
          </draw:text-box>
        </draw:frame>
        <draw:frame draw:style-name="gr16" draw:text-style-name="P11" draw:layer="layout" svg:width="3.75cm" svg:height="4.028cm" svg:x="3.5cm" svg:y="5.25cm">
          <draw:text-box>
            <text:p><text:span text:style-name="T3">Storage depths</text:span></text:p>
          </draw:text-box>
        </draw:frame>
        <draw:frame draw:style-name="gr17" draw:text-style-name="P11" draw:layer="layout" svg:width="3cm" svg:height="1.196cm" svg:x="16.187cm" svg:y="5.283cm">
          <draw:text-box>
            <text:p><text:span text:style-name="T3">Fluxes</text:span></text:p>
          </draw:text-box>
        </draw:frame>
        <draw:measure draw:style-name="gr18" draw:text-style-name="P5" draw:layer="layout" svg:x1="5.7cm" svg:y1="11.468cm" svg:x2="5.7cm" svg:y2="14.42cm">
          <text:p text:style-name="P5"><text:span text:style-name="T1">Srz</text:span></text:p>
        </draw:measure>
        <draw:line draw:style-name="gr19" draw:text-style-name="P12" draw:layer="layout" svg:x1="15.75cm" svg:y1="28.227cm" svg:x2="19.25cm" svg:y2="28.227cm">
          <text:p text:style-name="P8">q_sz_in</text:p>
          <text:p text:style-name="P8"/>
        </draw:line>
        <draw:line draw:style-name="gr19" draw:text-style-name="P12" draw:layer="layout" svg:x1="15.75cm" svg:y1="8.204cm" svg:x2="19.25cm" svg:y2="8.204cm">
          <text:p text:style-name="P8">q_sf_in</text:p>
          <text:p text:style-name="P8"/>
        </draw:line>
        <draw:custom-shape draw:style-name="gr20" draw:text-style-name="P1" draw:layer="layout" svg:width="1.25cm" svg:height="6cm" svg:x="7.75cm" svg:y="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4.25cm" svg:height="1.674cm" svg:x="6.25cm" svg:y="3.326cm">
          <draw:text-box>
            <text:p>Precipitation</text:p>
          </draw:text-box>
        </draw:frame>
        <draw:custom-shape draw:style-name="gr20" draw:text-style-name="P1" draw:layer="layout" svg:width="1.25cm" svg:height="6cm" svg:x="13.851cm" svg:y="4.201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0" draw:layer="layout" svg:width="6cm" svg:height="1.674cm" svg:x="11.55cm" svg:y="3.35cm">
          <draw:text-box>
            <text:p>Evapotranspiration</text:p>
          </draw:text-box>
        </draw:frame>
        <draw:connector draw:style-name="gr12" draw:text-style-name="P7" draw:layer="layout" draw:type="lines" svg:x1="15.749cm" svg:y1="13.2cm" svg:x2="15.749cm" svg:y2="15.975cm" svg:d="M15749 13200h500l1 2775h-501" svg:viewBox="0 0 502 2776">
          <text:p text:style-name="P6">r_rz_uz</text:p>
        </draw:connector>
        <draw:frame draw:style-name="gr22" draw:text-style-name="P13" draw:layer="layout" svg:width="0.502cm" svg:height="1.187cm" svg:x="-8.5cm" svg:y="18.75cm">
          <draw:text-box>
            <text:p/>
          </draw:text-box>
        </draw:frame>
        <draw:connector draw:style-name="gr12" draw:text-style-name="P7" draw:layer="layout" draw:type="lines" svg:x1="15.812cm" svg:y1="17.601cm" svg:x2="15.812cm" svg:y2="20.376cm" svg:d="M15812 17601h500l1 2775h-501" svg:viewBox="0 0 502 2776">
          <text:p text:style-name="P6">r_uz_sz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3" draw:display-name="Arrowheads 13" svg:viewBox="0 0 20 40" svg:d="M0 40l10-40 10 4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0:33:42.515612426</meta:creation-date>
    <dc:date>2024-05-07T00:43:30.358474111</dc:date>
    <meta:editing-duration>PT34M55S</meta:editing-duration>
    <meta:editing-cycles>6</meta:editing-cycles>
    <meta:generator>LibreOffice/7.3.7.2$Linux_X86_64 LibreOffice_project/30$Build-2</meta:generator>
    <meta:document-statistic meta:object-count="29"/>
  </office:meta>
</office:document-meta>
</file>